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G Times" svg:font-family="CG Times" style:font-family-generic="roman" style:font-pitch="variable" svg:panose-1="0 0 0 0 0 0 0 0 0 0"/>
    <style:font-face style:name="Arial" svg:font-family="Arial" style:font-family-generic="swiss" style:font-pitch="variable" svg:panose-1="2 11 6 4 2 2 2 2 2 4"/>
    <style:font-face style:name="Copperplate33bc" svg:font-family="Copperplate33bc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prefix="2.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prefix="2.1." style:num-suffix="." style:num-format="1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prefix="2.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text:style-name="WW_CharLFO6LVL3" style:num-prefix="2.2." style:num-suffix="." style:num-format="1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8">
      <text:list-level-style-number text:level="1" style:num-format="1" text:start-value="4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5833in" text:min-label-width="0.4166in" text:list-level-position-and-space-mode="label-alignment">
          <style:list-level-label-alignment text:label-followed-by="listtab" fo:margin-left="1in" fo:text-indent="-0.4166in"/>
        </style:list-level-properties>
      </text:list-level-style-number>
      <text:list-level-style-number text:level="3" style:num-format="1" text:display-levels="3">
        <style:list-level-properties text:space-before="1.1666in" text:min-label-width="0.5in" text:list-level-position-and-space-mode="label-alignment">
          <style:list-level-label-alignment text:label-followed-by="listtab" fo:margin-left="1.6666in" fo:text-indent="-0.5in"/>
        </style:list-level-properties>
      </text:list-level-style-number>
      <text:list-level-style-number text:level="4" style:num-format="1" text:display-levels="4">
        <style:list-level-properties text:space-before="1.75in" text:min-label-width="0.5in" text:list-level-position-and-space-mode="label-alignment">
          <style:list-level-label-alignment text:label-followed-by="listtab" fo:margin-left="2.25in" fo:text-indent="-0.5in"/>
        </style:list-level-properties>
      </text:list-level-style-number>
      <text:list-level-style-number text:level="5" style:num-format="1" text:display-levels="5">
        <style:list-level-properties text:space-before="2.3333in" text:min-label-width="0.75in" text:list-level-position-and-space-mode="label-alignment">
          <style:list-level-label-alignment text:label-followed-by="listtab" fo:margin-left="3.0833in" fo:text-indent="-0.75in"/>
        </style:list-level-properties>
      </text:list-level-style-number>
      <text:list-level-style-number text:level="6" style:num-format="1" text:display-levels="6">
        <style:list-level-properties text:space-before="2.9166in" text:min-label-width="0.75in" text:list-level-position-and-space-mode="label-alignment">
          <style:list-level-label-alignment text:label-followed-by="listtab" fo:margin-left="3.6666in" fo:text-indent="-0.75in"/>
        </style:list-level-properties>
      </text:list-level-style-number>
      <text:list-level-style-number text:level="7" style:num-format="1" text:display-levels="7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8" style:num-format="1" text:display-levels="8">
        <style:list-level-properties text:space-before="4.0833in" text:min-label-width="1in" text:list-level-position-and-space-mode="label-alignment">
          <style:list-level-label-alignment text:label-followed-by="listtab" fo:margin-left="5.0833in" fo:text-indent="-1in"/>
        </style:list-level-properties>
      </text:list-level-style-number>
      <text:list-level-style-number text:level="9" style:num-format="1" text:display-levels="9">
        <style:list-level-properties text:space-before="4.6666in" text:min-label-width="1.25in" text:list-level-position-and-space-mode="label-alignment">
          <style:list-level-label-alignment text:label-followed-by="listtab" fo:margin-left="5.9166in" fo:text-indent="-1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Times New Roman" fo:font-size="12pt" style:font-size-asian="12pt" style:font-size-complex="12pt"/>
    </style:style>
    <style:style style:name="P10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4" style:parent-style-name="Normal" style:family="paragraph"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indent="0.5in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fo:font-size="12pt" style:font-size-asian="12pt" style:font-size-complex="12pt"/>
    </style:style>
    <style:style style:name="P33" style:parent-style-name="Normal" style:family="paragraph">
      <style:paragraph-properties fo:text-indent="0.5in"/>
    </style:style>
    <style:style style:name="T34" style:parent-style-name="DefaultParagraphFont" style:family="text">
      <style:text-properties style:font-name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44" style:parent-style-name="DefaultParagraphFont" style:family="text">
      <style:text-properties style:font-name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text-indent="0.5in"/>
    </style:style>
    <style:style style:name="T47" style:parent-style-name="DefaultParagraphFont" style:family="text">
      <style:text-properties style:font-name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52" style:parent-style-name="DefaultParagraphFont" style:family="text">
      <style:text-properties style:font-name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58" style:parent-style-name="Normal" style:family="paragraph">
      <style:paragraph-properties fo:text-indent="0.25in"/>
      <style:text-properties style:font-name="Times New Roman" fo:font-weight="bold" style:font-weight-asian="bold" fo:font-size="12pt" style:font-size-asian="12pt" style:font-size-complex="12pt"/>
    </style:style>
    <style:style style:name="P59" style:parent-style-name="Normal" style:family="paragraph">
      <style:paragraph-properties fo:text-indent="0.25in"/>
    </style:style>
    <style:style style:name="T60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61" style:parent-style-name="DefaultParagraphFont" style:family="text">
      <style:text-properties style:font-name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fo:font-size="12pt" style:font-size-asian="12pt" style:font-size-complex="12pt"/>
    </style:style>
    <style:style style:name="P68" style:parent-style-name="Normal" style:list-style-name="LFO4" style:family="paragraph"/>
    <style:style style:name="T69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70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71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72" style:parent-style-name="DefaultParagraphFont" style:family="text">
      <style:text-properties style:font-name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74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75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P76" style:parent-style-name="Normal" style:list-style-name="LFO4" style:family="paragraph"/>
    <style:style style:name="T77" style:parent-style-name="DefaultParagraphFont" style:family="text">
      <style:text-properties style:font-name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fo:font-size="12pt" style:font-size-asian="12pt" style:font-size-complex="12pt"/>
    </style:style>
    <style:style style:name="P79" style:parent-style-name="Normal" style:family="paragraph">
      <style:paragraph-properties fo:line-height="150%"/>
    </style:style>
    <style:style style:name="T80" style:parent-style-name="DefaultParagraphFont" style:family="text">
      <style:text-properties style:font-name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82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83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P84" style:parent-style-name="Normal" style:family="paragraph">
      <style:paragraph-properties fo:text-indent="0.25in"/>
    </style:style>
    <style:style style:name="T85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86" style:parent-style-name="DefaultParagraphFont" style:family="text">
      <style:text-properties style:font-name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88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89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90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P91" style:parent-style-name="Normal" style:list-style-name="LFO10" style:family="paragraph">
      <style:paragraph-properties fo:text-align="start" fo:margin-top="0.0694in" fo:margin-bottom="0.0166in" fo:line-height="100%" fo:background-color="#FFFFFF"/>
    </style:style>
    <style:style style:name="T92" style:parent-style-name="DefaultParagraphFont" style:family="text">
      <style:text-properties style:font-name="Times New Roman" fo:color="#252525" fo:font-size="12pt" style:font-size-asian="12pt" style:font-size-complex="12pt" fo:background-color="#FFFFFF"/>
    </style:style>
    <style:style style:name="T93" style:parent-style-name="DefaultParagraphFont" style:family="text">
      <style:text-properties style:font-name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fo:color="#252525" fo:font-size="12pt" style:font-size-asian="12pt" style:font-size-complex="12pt" fo:language="es" fo:country="ES"/>
    </style:style>
    <style:style style:name="P96" style:parent-style-name="Normal" style:list-style-name="LFO10" style:family="paragraph">
      <style:paragraph-properties fo:text-align="start" fo:margin-top="0.0694in" fo:margin-bottom="0.0166in" fo:line-height="100%" fo:background-color="#FFFFFF"/>
    </style:style>
    <style:style style:name="T97" style:parent-style-name="DefaultParagraphFont" style:family="text">
      <style:text-properties style:font-name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fo:font-size="12pt" style:font-size-asian="12pt" style:font-size-complex="12pt"/>
    </style:style>
    <style:style style:name="P100" style:parent-style-name="Normal" style:list-style-name="LFO10" style:family="paragraph">
      <style:paragraph-properties fo:text-align="start" fo:margin-top="0.0694in" fo:margin-bottom="0.0166in" fo:line-height="100%" fo:background-color="#FFFFFF"/>
      <style:text-properties style:font-name="Times New Roman" fo:color="#252525" fo:font-size="12pt" style:font-size-asian="12pt" style:font-size-complex="12pt" fo:language="es" fo:country="ES"/>
    </style:style>
    <style:style style:name="P101" style:parent-style-name="Normal" style:list-style-name="LFO10" style:family="paragraph">
      <style:paragraph-properties fo:text-align="start" fo:margin-top="0.0694in" fo:margin-bottom="0.0166in" fo:line-height="100%" fo:background-color="#FFFFFF"/>
      <style:text-properties style:font-name="Times New Roman" fo:color="#252525" fo:font-size="12pt" style:font-size-asian="12pt" style:font-size-complex="12pt" fo:language="es" fo:country="ES"/>
    </style:style>
    <style:style style:name="P102" style:parent-style-name="Normal" style:family="paragraph">
      <style:paragraph-properties fo:text-align="start" fo:margin-top="0.0694in" fo:margin-bottom="0.0166in" fo:line-height="100%" fo:background-color="#FFFFFF"/>
      <style:text-properties style:font-name="Times New Roman" fo:color="#252525" fo:font-size="12pt" style:font-size-asian="12pt" style:font-size-complex="12pt" fo:language="es" fo:country="ES"/>
    </style:style>
    <style:style style:name="P103" style:parent-style-name="Normal" style:family="paragraph">
      <style:paragraph-properties fo:text-indent="0.25in"/>
    </style:style>
    <style:style style:name="T104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style:font-name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fo:font-size="12pt" style:font-size-asian="12pt" style:font-size-complex="12pt"/>
    </style:style>
    <style:style style:name="T109" style:parent-style-name="DefaultParagraphFont" style:family="text">
      <style:text-properties style:font-name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fo:font-size="12pt" style:font-size-asian="12pt" style:font-size-complex="12pt"/>
    </style:style>
    <style:style style:name="P112" style:parent-style-name="Normal" style:family="paragraph">
      <style:paragraph-properties fo:margin-left="0.25in">
        <style:tab-stops/>
      </style:paragraph-properties>
    </style:style>
    <style:style style:name="T113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14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15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16" style:parent-style-name="DefaultParagraphFont" style:family="text">
      <style:text-properties style:font-name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18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19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20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21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22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P123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124" style:parent-style-name="Normal" style:family="paragraph">
      <style:paragraph-properties fo:text-indent="0.25in"/>
    </style:style>
    <style:style style:name="T125" style:parent-style-name="DefaultParagraphFont" style:family="text">
      <style:text-properties style:font-name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36" style:parent-style-name="DefaultParagraphFont" style:family="text">
      <style:text-properties style:font-name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fo:font-size="12pt" style:font-size-asian="12pt" style:font-size-complex="12pt"/>
    </style:style>
    <style:style style:name="P139" style:parent-style-name="Normal" style:family="paragraph">
      <style:text-properties style:font-name="Times New Roman" fo:font-size="12pt" style:font-size-asian="12pt" style:font-size-complex="12pt"/>
    </style:style>
    <style:style style:name="P140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41" style:parent-style-name="Normal" style:family="paragraph">
      <style:text-properties style:font-name="Times New Roman" fo:font-size="12pt" style:font-size-asian="12pt" style:font-size-complex="12pt"/>
    </style:style>
    <style:style style:name="P142" style:parent-style-name="Normal" style:family="paragraph">
      <style:paragraph-properties fo:text-indent="0.25in"/>
    </style:style>
    <style:style style:name="T143" style:parent-style-name="DefaultParagraphFont" style:family="text">
      <style:text-properties style:font-name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45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46" style:parent-style-name="DefaultParagraphFont" style:family="text">
      <style:text-properties style:font-name="Times New Roman" fo:font-size="12pt" style:font-size-asian="12pt" style:font-size-complex="12pt"/>
    </style:style>
    <style:style style:name="T147" style:parent-style-name="DefaultParagraphFont" style:family="text">
      <style:text-properties style:font-name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fo:font-size="12pt" style:font-size-asian="12pt" style:font-size-complex="12pt"/>
    </style:style>
    <style:style style:name="T152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53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54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55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56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57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58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59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60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61" style:parent-style-name="DefaultParagraphFont" style:family="text">
      <style:text-properties style:font-name="Times New Roman" fo:font-size="12pt" style:font-size-asian="12pt" style:font-size-complex="12pt"/>
    </style:style>
    <style:style style:name="T162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63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64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65" style:parent-style-name="DefaultParagraphFont" style:family="text">
      <style:text-properties style:font-name="Times New Roman" fo:font-size="12pt" style:font-size-asian="12pt" style:font-size-complex="12pt"/>
    </style:style>
    <style:style style:name="T166" style:parent-style-name="DefaultParagraphFont" style:family="text">
      <style:text-properties style:font-name="Times New Roman" fo:font-size="12pt" style:font-size-asian="12pt" style:font-size-complex="12pt" fo:language="es" fo:country="ES"/>
    </style:style>
    <style:style style:name="T167" style:parent-style-name="DefaultParagraphFont" style:family="text">
      <style:text-properties style:font-name="Times New Roman" fo:font-size="12pt" style:font-size-asian="12pt" style:font-size-complex="12pt"/>
    </style:style>
    <style:style style:name="T168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169" style:parent-style-name="DefaultParagraphFont" style:family="text">
      <style:text-properties style:font-name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fo:font-size="12pt" style:font-size-asian="12pt" style:font-size-complex="12pt"/>
    </style:style>
    <style:style style:name="T171" style:parent-style-name="DefaultParagraphFont" style:family="text">
      <style:text-properties style:font-name="Times New Roman" fo:font-size="12pt" style:font-size-asian="12pt" style:font-size-complex="12pt"/>
    </style:style>
    <style:style style:name="T172" style:parent-style-name="DefaultParagraphFont" style:family="text">
      <style:text-properties style:font-name="Times New Roman" fo:font-size="12pt" style:font-size-asian="12pt" style:font-size-complex="12pt"/>
    </style:style>
    <style:style style:name="T173" style:parent-style-name="DefaultParagraphFont" style:family="text">
      <style:text-properties style:font-name="Times New Roman" fo:font-style="italic" style:font-style-asian="italic" fo:font-size="12pt" style:font-size-asian="12pt" style:font-size-complex="12pt"/>
    </style:style>
    <style:style style:name="T174" style:parent-style-name="DefaultParagraphFont" style:family="text">
      <style:text-properties style:font-name="Times New Roman" fo:font-size="12pt" style:font-size-asian="12pt" style:font-size-complex="12pt"/>
    </style:style>
    <style:style style:name="P175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176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77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78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79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80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81" style:parent-style-name="Normal" style:list-style-name="LFO2" style:family="paragraph"/>
    <style:style style:name="T182" style:parent-style-name="DefaultParagraphFont" style:family="text">
      <style:text-properties style:font-name="Times New Roman" fo:font-size="12pt" style:font-size-asian="12pt" style:font-size-complex="12pt"/>
    </style:style>
    <style:style style:name="T183" style:parent-style-name="DefaultParagraphFont" style:family="text">
      <style:text-properties style:font-name="Times New Roman" fo:font-size="12pt" style:font-size-asian="12pt" style:font-size-complex="12pt"/>
    </style:style>
    <style:style style:name="T184" style:parent-style-name="DefaultParagraphFont" style:family="text">
      <style:text-properties style:font-name="Times New Roman" fo:font-size="12pt" style:font-size-asian="12pt" style:font-size-complex="12pt"/>
    </style:style>
    <style:style style:name="T185" style:parent-style-name="DefaultParagraphFont" style:family="text">
      <style:text-properties style:font-name="Times New Roman" fo:font-size="12pt" style:font-size-asian="12pt" style:font-size-complex="12pt"/>
    </style:style>
    <style:style style:name="T186" style:parent-style-name="DefaultParagraphFont" style:family="text">
      <style:text-properties style:font-name="Times New Roman" fo:font-size="12pt" style:font-size-asian="12pt" style:font-size-complex="12pt"/>
    </style:style>
    <style:style style:name="T187" style:parent-style-name="DefaultParagraphFont" style:family="text">
      <style:text-properties style:font-name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fo:font-size="12pt" style:font-size-asian="12pt" style:font-size-complex="12pt"/>
    </style:style>
    <style:style style:name="P190" style:parent-style-name="Normal" style:family="paragraph">
      <style:paragraph-properties fo:margin-left="0.7875in">
        <style:tab-stops/>
      </style:paragraph-properties>
      <style:text-properties style:font-name="Times New Roman" fo:font-size="12pt" style:font-size-asian="12pt" style:font-size-complex="12pt"/>
    </style:style>
    <style:style style:name="P191" style:parent-style-name="Normal" style:family="paragraph">
      <style:paragraph-properties fo:margin-left="0.7875in">
        <style:tab-stops/>
      </style:paragraph-properties>
      <style:text-properties style:font-name="Times New Roman" fo:font-size="12pt" style:font-size-asian="12pt" style:font-size-complex="12pt"/>
    </style:style>
    <style:style style:name="P192" style:parent-style-name="Normal" style:family="paragraph">
      <style:paragraph-properties fo:margin-left="0.7875in">
        <style:tab-stops/>
      </style:paragraph-properties>
    </style:style>
    <style:style style:name="T193" style:parent-style-name="DefaultParagraphFont" style:family="text">
      <style:text-properties style:font-name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fo:font-size="12pt" style:font-size-asian="12pt" style:font-size-complex="12pt"/>
    </style:style>
    <style:style style:name="T195" style:parent-style-name="DefaultParagraphFont" style:family="text">
      <style:text-properties style:font-name="Times New Roman" fo:font-size="12pt" style:font-size-asian="12pt" style:font-size-complex="12pt"/>
    </style:style>
    <style:style style:name="T196" style:parent-style-name="DefaultParagraphFont" style:family="text">
      <style:text-properties style:font-name="Times New Roman" fo:font-size="12pt" style:font-size-asian="12pt" style:font-size-complex="12pt"/>
    </style:style>
    <style:style style:name="P197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98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99" style:parent-style-name="Normal" style:list-style-name="LFO2" style:family="paragraph"/>
    <style:style style:name="T200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01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02" style:parent-style-name="DefaultParagraphFont" style:family="text">
      <style:text-properties fo:color="#000000"/>
    </style:style>
    <style:style style:name="T203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04" style:parent-style-name="DefaultParagraphFont" style:family="text">
      <style:text-properties fo:color="#000000"/>
    </style:style>
    <style:style style:name="T205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06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P207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208" style:parent-style-name="Normal" style:list-style-name="LFO7" style:family="paragraph">
      <style:text-properties style:font-name="Times New Roman" fo:font-size="12pt" style:font-size-asian="12pt" style:font-size-complex="12pt"/>
    </style:style>
    <style:style style:name="P209" style:parent-style-name="Normal" style:list-style-name="LFO7" style:family="paragraph">
      <style:text-properties style:font-name="Times New Roman" fo:font-size="12pt" style:font-size-asian="12pt" style:font-size-complex="12pt"/>
    </style:style>
    <style:style style:name="P210" style:parent-style-name="Normal" style:list-style-name="LFO12" style:family="paragraph">
      <style:paragraph-properties fo:text-align="start" fo:margin-top="0.0694in" fo:margin-bottom="0.0166in" fo:line-height="100%" fo:background-color="#FFFFFF"/>
    </style:style>
    <style:style style:name="T211" style:parent-style-name="DefaultParagraphFont" style:family="text">
      <style:text-properties style:font-name="Times New Roman" fo:color="#252525" fo:font-size="12pt" style:font-size-asian="12pt" style:font-size-complex="12pt" fo:background-color="#FFFFFF"/>
    </style:style>
    <style:style style:name="T212" style:parent-style-name="DefaultParagraphFont" style:family="text">
      <style:text-properties style:font-name="Times New Roman" fo:font-size="12pt" style:font-size-asian="12pt" style:font-size-complex="12pt"/>
    </style:style>
    <style:style style:name="T213" style:parent-style-name="DefaultParagraphFont" style:family="text">
      <style:text-properties style:font-name="Times New Roman" fo:color="#252525" fo:font-size="12pt" style:font-size-asian="12pt" style:font-size-complex="12pt" fo:language="es" fo:country="ES"/>
    </style:style>
    <style:style style:name="P214" style:parent-style-name="Normal" style:list-style-name="LFO12" style:family="paragraph">
      <style:paragraph-properties fo:text-align="start" fo:margin-top="0.0694in" fo:margin-bottom="0.0166in" fo:line-height="100%" fo:background-color="#FFFFFF"/>
    </style:style>
    <style:style style:name="T215" style:parent-style-name="DefaultParagraphFont" style:family="text">
      <style:text-properties style:font-name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fo:font-size="12pt" style:font-size-asian="12pt" style:font-size-complex="12pt"/>
    </style:style>
    <style:style style:name="P218" style:parent-style-name="Normal" style:list-style-name="LFO12" style:family="paragraph">
      <style:paragraph-properties fo:text-align="start" fo:margin-top="0.0694in" fo:margin-bottom="0.0166in" fo:line-height="100%" fo:background-color="#FFFFFF"/>
      <style:text-properties style:font-name="Times New Roman" fo:color="#252525" fo:font-size="12pt" style:font-size-asian="12pt" style:font-size-complex="12pt" fo:language="es" fo:country="ES"/>
    </style:style>
    <style:style style:name="P219" style:parent-style-name="Normal" style:list-style-name="LFO12" style:family="paragraph">
      <style:paragraph-properties fo:text-align="start" fo:margin-top="0.0694in" fo:margin-bottom="0.0166in" fo:line-height="100%" fo:background-color="#FFFFFF"/>
    </style:style>
    <style:style style:name="T220" style:parent-style-name="DefaultParagraphFont" style:family="text">
      <style:text-properties style:font-name="Times New Roman" fo:color="#252525" fo:font-size="12pt" style:font-size-asian="12pt" style:font-size-complex="12pt" fo:language="es" fo:country="ES"/>
    </style:style>
    <style:style style:name="T221" style:parent-style-name="DefaultParagraphFont" style:family="text">
      <style:text-properties style:font-name="Times New Roman" fo:font-size="12pt" style:font-size-asian="12pt" style:font-size-complex="12pt"/>
    </style:style>
    <style:style style:name="P222" style:parent-style-name="Normal" style:family="paragraph">
      <style:paragraph-properties fo:text-align="start" fo:margin-top="0.0694in" fo:margin-bottom="0.0166in" fo:line-height="100%" fo:margin-left="0.875in" fo:background-color="#FFFFFF">
        <style:tab-stops/>
      </style:paragraph-properties>
      <style:text-properties style:font-name="Times New Roman" fo:color="#252525" fo:font-size="12pt" style:font-size-asian="12pt" style:font-size-complex="12pt" fo:language="es" fo:country="ES"/>
    </style:style>
    <style:style style:name="P223" style:parent-style-name="Normal" style:list-style-name="LFO6" style:family="paragraph"/>
    <style:style style:name="T224" style:parent-style-name="DefaultParagraphFont" style:family="text">
      <style:text-properties style:font-name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26" style:parent-style-name="DefaultParagraphFont" style:family="text">
      <style:text-properties fo:color="#000000"/>
    </style:style>
    <style:style style:name="T227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P228" style:parent-style-name="Normal" style:list-style-name="LFO6" style:family="paragraph"/>
    <style:style style:name="T229" style:parent-style-name="DefaultParagraphFont" style:family="text">
      <style:text-properties style:font-name="Times New Roman" fo:font-size="12pt" style:font-size-asian="12pt" style:font-size-complex="12pt"/>
    </style:style>
    <style:style style:name="T230" style:parent-style-name="DefaultParagraphFont" style:family="text">
      <style:text-properties style:font-name="Times New Roman" fo:font-size="12pt" style:font-size-asian="12pt" style:font-size-complex="12pt"/>
    </style:style>
    <style:style style:name="T231" style:parent-style-name="DefaultParagraphFont" style:family="text">
      <style:text-properties style:font-name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fo:font-size="12pt" style:font-size-asian="12pt" style:font-size-complex="12pt"/>
    </style:style>
    <style:style style:name="T234" style:parent-style-name="DefaultParagraphFont" style:family="text">
      <style:text-properties style:font-name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fo:font-size="12pt" style:font-size-asian="12pt" style:font-size-complex="12pt"/>
    </style:style>
    <style:style style:name="T236" style:parent-style-name="DefaultParagraphFont" style:family="text">
      <style:text-properties style:font-name="Times New Roman" fo:font-size="12pt" style:font-size-asian="12pt" style:font-size-complex="12pt"/>
    </style:style>
    <style:style style:name="T237" style:parent-style-name="DefaultParagraphFont" style:family="text">
      <style:text-properties style:font-name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fo:font-size="12pt" style:font-size-asian="12pt" style:font-size-complex="12pt"/>
    </style:style>
    <style:style style:name="T239" style:parent-style-name="DefaultParagraphFont" style:family="text">
      <style:text-properties style:font-name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fo:font-size="12pt" style:font-size-asian="12pt" style:font-size-complex="12pt"/>
    </style:style>
    <style:style style:name="P241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2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3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4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5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6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7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8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49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50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51" style:parent-style-name="Normal" style:list-style-name="LFO6" style:family="paragraph"/>
    <style:style style:name="T252" style:parent-style-name="DefaultParagraphFont" style:family="text">
      <style:text-properties style:font-name="Times New Roman" fo:font-size="12pt" style:font-size-asian="12pt" style:font-size-complex="12pt"/>
    </style:style>
    <style:style style:name="T253" style:parent-style-name="DefaultParagraphFont" style:family="text">
      <style:text-properties style:font-name="Times New Roman" fo:font-size="12pt" style:font-size-asian="12pt" style:font-size-complex="12pt"/>
    </style:style>
    <style:style style:name="T254" style:parent-style-name="DefaultParagraphFont" style:family="text">
      <style:text-properties style:font-name="Times New Roman" fo:font-style="italic" style:font-style-asian="italic" fo:font-size="12pt" style:font-size-asian="12pt" style:font-size-complex="12pt"/>
    </style:style>
    <style:style style:name="T255" style:parent-style-name="DefaultParagraphFont" style:family="text">
      <style:text-properties style:font-name="Times New Roman" fo:font-size="12pt" style:font-size-asian="12pt" style:font-size-complex="12pt"/>
    </style:style>
    <style:style style:name="T256" style:parent-style-name="DefaultParagraphFont" style:family="text">
      <style:text-properties style:font-name="Times New Roman" fo:font-size="12pt" style:font-size-asian="12pt" style:font-size-complex="12pt"/>
    </style:style>
    <style:style style:name="P257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258" style:parent-style-name="Normal" style:family="paragraph">
      <style:paragraph-properties fo:margin-left="0.7875in">
        <style:tab-stops/>
      </style:paragraph-properties>
      <style:text-properties style:font-name="Times New Roman" fo:font-size="12pt" style:font-size-asian="12pt" style:font-size-complex="12pt"/>
    </style:style>
    <style:style style:name="P259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260" style:parent-style-name="Normal" style:list-style-name="LFO5" style:family="paragraph">
      <style:paragraph-properties fo:margin-left="0.7875in" fo:text-indent="-0.7875in">
        <style:tab-stops>
          <style:tab-stop style:type="left" style:position="0in"/>
        </style:tab-stops>
      </style:paragraph-properties>
      <style:text-properties style:font-name="Times New Roman" fo:font-size="12pt" style:font-size-asian="12pt" style:font-size-complex="12pt"/>
    </style:style>
    <style:style style:name="P261" style:parent-style-name="Normal" style:list-style-name="LFO5" style:family="paragraph">
      <style:paragraph-properties fo:margin-left="0.7875in" fo:text-indent="-0.7875in">
        <style:tab-stops>
          <style:tab-stop style:type="left" style:position="0in"/>
        </style:tab-stops>
      </style:paragraph-properties>
      <style:text-properties style:font-name="Times New Roman" fo:font-size="12pt" style:font-size-asian="12pt" style:font-size-complex="12pt"/>
    </style:style>
    <style:style style:name="P262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263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264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265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TableColumn267" style:family="table-column">
      <style:table-column-properties style:column-width="3.1541in"/>
    </style:style>
    <style:style style:name="TableColumn268" style:family="table-column">
      <style:table-column-properties style:column-width="3.1381in"/>
    </style:style>
    <style:style style:name="Table266" style:family="table">
      <style:table-properties style:width="6.2923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line-height="115%"/>
      <style:text-properties style:font-name="Times New Roman" fo:font-weight="bold" style:font-weight-asian="bold" style:font-weight-complex="bold" fo:color="#FFFFFF" fo:font-size="12pt" style:font-size-asian="12pt" style:font-size-complex="12pt"/>
    </style:style>
    <style:style style:name="TableCell272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line-height="115%"/>
      <style:text-properties style:font-name="Times New Roman" fo:font-weight="bold" style:font-weight-asian="bold" style:font-weight-complex="bold" fo:color="#FFFFFF" fo:font-size="12pt" style:font-size-asian="12pt" style:font-size-complex="12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start" fo:line-height="115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line-height="115%"/>
      <style:text-properties style:font-name="Times New Roman" fo:font-size="12pt" style:font-size-asian="12pt" style:font-size-complex="12pt"/>
    </style:style>
    <style:style style:name="TableRow279" style:family="table-row">
      <style:table-row-properties style:min-row-height="0.3222in"/>
    </style:style>
    <style:style style:name="TableCell280" style:family="table-cell">
      <style:table-cell-properties fo:border="0.0069in solid #C9C9C9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start" fo:line-height="115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82" style:family="table-cell">
      <style:table-cell-properties fo:border="0.0069in solid #C9C9C9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line-height="115%"/>
      <style:text-properties style:font-name="Times New Roman" fo:font-size="12pt" style:font-size-asian="12pt" style:font-size-complex="12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start" fo:line-height="115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8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line-height="115%"/>
      <style:text-properties style:font-name="Times New Roman" fo:font-size="12pt" style:font-size-asian="12pt" style:font-size-complex="12pt"/>
    </style:style>
    <style:style style:name="TableRow289" style:family="table-row">
      <style:table-row-properties/>
    </style:style>
    <style:style style:name="TableCell290" style:family="table-cell">
      <style:table-cell-properties fo:border="0.0069in solid #C9C9C9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start" fo:line-height="115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92" style:family="table-cell">
      <style:table-cell-properties fo:border="0.0069in solid #C9C9C9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line-height="115%"/>
      <style:text-properties style:font-name="Times New Roman" fo:font-size="12pt" style:font-size-asian="12pt" style:font-size-complex="12pt"/>
    </style:style>
    <style:style style:name="TableRow294" style:family="table-row">
      <style:table-row-properties style:min-row-height="0.427in"/>
    </style:style>
    <style:style style:name="TableCell29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start" fo:line-height="115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line-height="115%"/>
      <style:text-properties style:font-name="Times New Roman" fo:font-size="12pt" style:font-size-asian="12pt" style:font-size-complex="12pt"/>
    </style:style>
    <style:style style:name="TableRow299" style:family="table-row">
      <style:table-row-properties style:min-row-height="0.384in"/>
    </style:style>
    <style:style style:name="TableCell300" style:family="table-cell">
      <style:table-cell-properties fo:border="0.0069in solid #C9C9C9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end" fo:line-height="115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302" style:family="table-cell">
      <style:table-cell-properties fo:border="0.0069in solid #C9C9C9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15%"/>
    </style:style>
    <style:style style:name="T304" style:parent-style-name="DefaultParagraphFont" style:family="text">
      <style:text-properties fo:language="es" fo:country="ES"/>
    </style:style>
    <style:style style:name="T305" style:parent-style-name="DefaultParagraphFont" style:family="text">
      <style:text-properties style:font-name="Times New Roman" fo:font-size="12pt" style:font-size-asian="12pt" style:font-size-complex="12pt"/>
    </style:style>
    <style:style style:name="P306" style:parent-style-name="Normal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307" style:parent-style-name="Normal" style:list-style-name="LFO8" style:family="paragraph">
      <style:text-properties style:font-name="Times New Roman" fo:font-size="12pt" style:font-size-asian="12pt" style:font-size-complex="12pt"/>
    </style:style>
    <style:style style:name="P308" style:parent-style-name="Normal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309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T310" style:parent-style-name="DefaultParagraphFont" style:family="text">
      <style:text-properties style:font-name="Times New Roman" fo:font-size="12pt" style:font-size-asian="12pt" style:font-size-complex="12pt"/>
    </style:style>
    <style:style style:name="T311" style:parent-style-name="DefaultParagraphFont" style:family="text">
      <style:text-properties style:font-name="Times New Roman" fo:font-size="12pt" style:font-size-asian="12pt" style:font-size-complex="12pt"/>
    </style:style>
    <style:style style:name="T312" style:parent-style-name="DefaultParagraphFont" style:family="text">
      <style:text-properties style:font-name="Times New Roman" fo:font-size="12pt" style:font-size-asian="12pt" style:font-size-complex="12pt"/>
    </style:style>
    <style:style style:name="T313" style:parent-style-name="DefaultParagraphFont" style:family="text">
      <style:text-properties style:font-name="Times New Roman" fo:font-size="12pt" style:font-size-asian="12pt" style:font-size-complex="12pt"/>
    </style:style>
    <style:style style:name="T314" style:parent-style-name="DefaultParagraphFont" style:family="text">
      <style:text-properties style:font-name="Times New Roman" fo:font-size="12pt" style:font-size-asian="12pt" style:font-size-complex="12pt"/>
    </style:style>
    <style:style style:name="T315" style:parent-style-name="DefaultParagraphFont" style:family="text">
      <style:text-properties style:font-name="Times New Roman" fo:font-size="12pt" style:font-size-asian="12pt"/>
    </style:style>
    <style:style style:name="T316" style:parent-style-name="DefaultParagraphFont" style:family="text">
      <style:text-properties style:font-name="Times New Roman" fo:font-size="14pt" style:font-size-asian="14pt" style:font-size-complex="12pt"/>
    </style:style>
    <style:style style:name="P317" style:parent-style-name="Normal" style:family="paragraph">
      <style:text-properties style:font-name="Times New Roman" fo:font-size="12pt" style:font-size-asian="12pt" style:font-size-complex="12pt"/>
    </style:style>
    <style:style style:name="P318" style:parent-style-name="Normal" style:family="paragraph">
      <style:text-properties style:font-name="Times New Roman" fo:font-size="12pt" style:font-size-asian="12pt" style:font-size-complex="12pt"/>
    </style:style>
    <style:style style:name="P319" style:parent-style-name="Normal" style:family="paragraph">
      <style:text-properties style:font-name="Times New Roman" fo:font-size="12pt" style:font-size-asian="12pt" style:font-size-complex="12pt"/>
    </style:style>
    <style:style style:name="P320" style:parent-style-name="Normal" style:family="paragraph">
      <style:text-properties style:font-name="Times New Roman" fo:font-size="12pt" style:font-size-asian="12pt" style:font-size-complex="12pt"/>
    </style:style>
    <style:style style:name="P321" style:parent-style-name="Normal" style:family="paragraph">
      <style:paragraph-properties fo:margin-left="0.5in">
        <style:tab-stops/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22" style:parent-style-name="Normal" style:family="paragraph">
      <style:text-properties style:font-name="Times New Roman" fo:font-size="12pt" style:font-size-asian="12pt" style:font-size-complex="12pt"/>
    </style:style>
    <style:style style:name="P323" style:parent-style-name="Normal" style:family="paragraph">
      <style:text-properties style:font-name="Times New Roman" fo:font-size="12pt" style:font-size-asian="12pt" style:font-size-complex="12pt"/>
    </style:style>
    <style:style style:name="P324" style:parent-style-name="Normal" style:family="paragraph">
      <style:text-properties style:font-name="Times New Roman" fo:font-size="12pt" style:font-size-asian="12pt" style:font-size-complex="12pt"/>
    </style:style>
    <style:style style:name="P325" style:parent-style-name="Normal" style:family="paragraph">
      <style:text-properties style:font-name="Times New Roman" fo:font-size="12pt" style:font-size-asian="12pt" style:font-size-complex="12pt"/>
    </style:style>
    <style:style style:name="P326" style:parent-style-name="Normal" style:family="paragraph">
      <style:text-properties style:font-name="Times New Roman" fo:font-size="12pt" style:font-size-asian="12pt" style:font-size-complex="12pt"/>
    </style:style>
    <style:style style:name="P327" style:parent-style-name="ListALPHACAPS2" style:family="paragraph">
      <style:paragraph-properties fo:margin-left="0.5in">
        <style:tab-stops/>
      </style:paragraph-properties>
    </style:style>
    <style:style style:name="T328" style:parent-style-name="DefaultParagraphFont" style:family="text">
      <style:text-properties style:font-name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fo:font-size="12pt" style:font-size-asian="12pt" style:font-size-complex="12pt"/>
    </style:style>
    <style:style style:name="T330" style:parent-style-name="DefaultParagraphFont" style:family="text">
      <style:text-properties style:font-name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fo:font-size="12pt" style:font-size-asian="12pt" style:font-size-complex="12pt"/>
    </style:style>
    <style:style style:name="T334" style:parent-style-name="DefaultParagraphFont" style:family="text">
      <style:text-properties style:font-name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fo:font-size="12pt" style:font-size-asian="12pt" style:font-size-complex="12pt"/>
    </style:style>
    <style:style style:name="P336" style:parent-style-name="ListALPHACAPS1" style:family="paragraph">
      <style:paragraph-properties fo:margin-left="0.4923in" fo:text-indent="-0.4923in">
        <style:tab-stops/>
      </style:paragraph-properties>
    </style:style>
    <style:style style:name="T337" style:parent-style-name="DefaultParagraphFont" style:family="text">
      <style:text-properties style:font-name="Times New Roman" fo:font-size="12pt" style:font-size-asian="12pt" style:font-size-complex="12pt"/>
    </style:style>
    <style:style style:name="T338" style:parent-style-name="DefaultParagraphFont" style:family="text">
      <style:text-properties style:font-name="Times New Roman" fo:font-size="12pt" style:font-size-asian="12pt" style:font-size-complex="12pt"/>
    </style:style>
    <style:style style:name="T339" style:parent-style-name="DefaultParagraphFont" style:family="text">
      <style:text-properties style:font-name="Times New Roman" fo:font-size="12pt" style:font-size-asian="12pt" style:font-size-complex="12pt"/>
    </style:style>
    <style:style style:name="T340" style:parent-style-name="DefaultParagraphFont" style:family="text">
      <style:text-properties style:font-name="Times New Roman" fo:font-size="12pt" style:font-size-asian="12pt" style:font-size-complex="12pt"/>
    </style:style>
    <style:style style:name="T341" style:parent-style-name="DefaultParagraphFont" style:family="text">
      <style:text-properties style:font-name="Times New Roman" fo:font-size="12pt" style:font-size-asian="12pt" style:font-size-complex="12pt"/>
    </style:style>
    <style:style style:name="P342" style:parent-style-name="ListALPHACAPS1" style:family="paragraph">
      <style:paragraph-properties fo:margin-left="0.4923in" fo:text-indent="-0.4923in">
        <style:tab-stops/>
      </style:paragraph-properties>
    </style:style>
    <style:style style:name="T343" style:parent-style-name="DefaultParagraphFont" style:family="text">
      <style:text-properties style:font-name="Times New Roman" fo:font-size="12pt" style:font-size-asian="12pt" style:font-size-complex="12pt"/>
    </style:style>
    <style:style style:name="T344" style:parent-style-name="DefaultParagraphFont" style:family="text">
      <style:text-properties style:font-name="Times New Roman" fo:font-size="12pt" style:font-size-asian="12pt" style:font-size-complex="12pt"/>
    </style:style>
    <style:style style:name="T345" style:parent-style-name="DefaultParagraphFont" style:family="text">
      <style:text-properties style:font-name="Times New Roman" fo:font-size="12pt" style:font-size-asian="12pt" style:font-size-complex="12pt"/>
    </style:style>
    <style:style style:name="T346" style:parent-style-name="DefaultParagraphFont" style:family="text">
      <style:text-properties style:font-name="Times New Roman" fo:font-size="12pt" style:font-size-asian="12pt" style:font-size-complex="12pt"/>
    </style:style>
    <style:style style:name="P347" style:parent-style-name="Normal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2pt"/>
    </style:style>
    <style:style style:name="P348" style:parent-style-name="ListALPHACAPS1" style:family="paragraph">
      <style:text-properties style:font-name="Times New Roman" fo:font-size="12pt" style:font-size-asian="12pt" style:font-size-complex="12pt"/>
    </style:style>
    <style:style style:name="P349" style:parent-style-name="ListALPHACAPS1" style:family="paragraph">
      <style:text-properties style:font-name="Times New Roman" fo:font-size="12pt" style:font-size-asian="12pt" style:font-size-complex="12pt"/>
    </style:style>
    <style:style style:name="P350" style:parent-style-name="ListALPHACAPS1" style:family="paragraph">
      <style:text-properties style:font-name="Times New Roman" fo:font-size="12pt" style:font-size-asian="12pt" style:font-size-complex="12pt"/>
    </style:style>
    <style:style style:name="P351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352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353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354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355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356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357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358" style:parent-style-name="Normal" style:family="paragraph">
      <style:paragraph-properties fo:text-indent="0.5in"/>
      <style:text-properties style:font-name="Times New Roman" fo:font-size="12pt" style:font-size-asian="12pt" style:font-size-complex="12pt"/>
    </style:style>
    <style:style style:name="P359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P360" style:parent-style-name="Normal" style:family="paragraph">
      <style:paragraph-properties fo:text-indent="0.5in"/>
      <style:text-properties style:font-name="Times New Roman" fo:font-weight="bold" style:font-weight-asian="bold" fo:font-size="12pt" style:font-size-asian="12pt" style:font-size-complex="12pt"/>
    </style:style>
    <style:style style:name="T361" style:parent-style-name="DefaultParagraphFont" style:family="text">
      <style:text-properties style:font-name="Times New Roman" fo:font-size="12pt" style:font-size-asian="12pt" style:font-size-complex="12pt"/>
    </style:style>
    <style:style style:name="T362" style:parent-style-name="DefaultParagraphFont" style:family="text">
      <style:text-properties style:font-name="Times New Roman" fo:font-style="italic" style:font-style-asian="italic" fo:font-size="12pt" style:font-size-asian="12pt" style:font-size-complex="12pt"/>
    </style:style>
    <style:style style:name="T363" style:parent-style-name="DefaultParagraphFont" style:family="text">
      <style:text-properties style:font-name="Times New Roman" fo:font-size="12pt" style:font-size-asian="12pt" style:font-size-complex="12pt"/>
    </style:style>
    <style:style style:name="P364" style:parent-style-name="ListALPHACAPS1" style:family="paragraph">
      <style:text-properties style:font-name="Times New Roman" fo:font-size="12pt" style:font-size-asian="12pt" style:font-size-complex="12pt"/>
    </style:style>
    <style:style style:name="P365" style:parent-style-name="ListALPHACAPS1" style:family="paragraph"/>
    <style:style style:name="T366" style:parent-style-name="DefaultParagraphFont" style:family="text">
      <style:text-properties style:font-name="Times New Roman" fo:font-size="12pt" style:font-size-asian="12pt" style:font-size-complex="12pt"/>
    </style:style>
    <style:style style:name="T367" style:parent-style-name="DefaultParagraphFont" style:family="text">
      <style:text-properties style:font-name="Times New Roman" fo:font-size="12pt" style:font-size-asian="12pt" style:font-size-complex="12pt"/>
    </style:style>
    <style:style style:name="T368" style:parent-style-name="DefaultParagraphFont" style:family="text">
      <style:text-properties style:font-name="Times New Roman" fo:font-size="12pt" style:font-size-asian="12pt" style:font-size-complex="12pt"/>
    </style:style>
    <style:style style:name="P369" style:parent-style-name="Normal" style:family="paragraph">
      <style:text-properties style:font-name="Times New Roman" fo:font-size="12pt" style:font-size-asian="12pt"/>
    </style:style>
    <style:style style:name="P370" style:parent-style-name="Normal" style:family="paragraph">
      <style:text-properties style:font-name="Times New Roman" fo:font-size="12pt" style:font-size-asian="12pt"/>
    </style:style>
    <style:style style:name="P371" style:parent-style-name="Normal" style:family="paragraph">
      <style:paragraph-properties fo:text-align="center"/>
    </style:style>
    <style:style style:name="P372" style:parent-style-name="Normal" style:family="paragraph">
      <style:paragraph-properties fo:text-align="center"/>
    </style:style>
    <style:style style:name="P373" style:parent-style-name="Normal" style:family="paragraph">
      <style:paragraph-properties fo:text-align="center"/>
    </style:style>
    <style:style style:name="P374" style:parent-style-name="Normal" style:family="paragraph">
      <style:paragraph-properties fo:text-align="center"/>
    </style:style>
    <style:style style:name="P375" style:parent-style-name="Normal" style:family="paragraph">
      <style:paragraph-properties fo:text-align="start"/>
    </style:style>
    <style:style style:name="P376" style:parent-style-name="Normal" style:family="paragraph">
      <style:paragraph-properties fo:text-align="start" fo:line-height="100%"/>
      <style:text-properties style:font-name="Times New Roman" fo:font-size="12pt" style:font-size-asian="12pt" style:font-size-complex="12pt" fo:language="en" fo:country="US"/>
    </style:style>
    <style:style style:name="P377" style:parent-style-name="Normal" style:family="paragraph">
      <style:paragraph-properties fo:text-align="start" fo:line-height="100%"/>
    </style:style>
    <style:style style:name="T378" style:parent-style-name="DefaultParagraphFont" style:family="text">
      <style:text-properties style:font-name="Times New Roman" fo:font-size="12pt" style:font-size-asian="12pt" style:font-size-complex="12pt"/>
    </style:style>
    <style:style style:name="T379" style:parent-style-name="DefaultParagraphFont" style:family="text">
      <style:text-properties style:font-name="Times New Roman" fo:font-size="12pt" style:font-size-asian="12pt" style:font-size-complex="12pt"/>
    </style:style>
    <style:style style:name="T380" style:parent-style-name="DefaultParagraphFont" style:family="text">
      <style:text-properties style:font-name="Times New Roman" fo:font-size="12pt" style:font-size-asian="12pt" style:font-size-complex="12pt"/>
    </style:style>
    <style:style style:name="T381" style:parent-style-name="DefaultParagraphFont" style:family="text">
      <style:text-properties style:font-name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fo:font-size="12pt" style:font-size-asian="12pt" style:font-size-complex="12pt"/>
    </style:style>
    <style:style style:name="T383" style:parent-style-name="DefaultParagraphFont" style:family="text">
      <style:text-properties style:font-name="Times New Roman" fo:font-size="12pt" style:font-size-asian="12pt" style:font-size-complex="12p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CONTRATO DE<text:s/>DESARROLLO DE PÁGINAWEB</text:p>
      <text:p text:style-name="P9"/>
      <text:p text:style-name="P10">En Cariari Pococí Limón,<text:s/></text:p>
      <text:p text:style-name="P11">a Tostador Cariari<text:s/></text:p>
      <text:p text:style-name="P12">de SystemSolutions</text:p>
      <text:p text:style-name="P13">REUNIDOS</text:p>
      <text:p text:style-name="P14"/>
      <text:p text:style-name="P15"><text:span text:style-name="T16">DE UNA PARTE, Karla Granados</text:span><text:span text:style-name="T17"><text:s/>mayo</text:span><text:span text:style-name="T18">r de edad, con<text:s/></text:span><text:span text:style-name="T19">número</text:span><text:span text:style-name="T20"><text:s/>de cé</text:span><text:span text:style-name="T21">dula</text:span><text:span text:style-name="T22"><text:s/>3-342-217</text:span><text:span text:style-name="T23"><text:s/>y en nombre y representación de<text:s/></text:span><text:span text:style-name="T24">Tostador Cariari</text:span><text:span text:style-name="T25">,<text:s/></text:span><text:span text:style-name="T26">en adelante, el “</text:span><text:span text:style-name="T27">CLIENTE</text:span><text:span text:style-name="T28">”</text:span><text:span text:style-name="T29">,<text:s/></text:span><text:span text:style-name="T30">domiciliado en Cariari, contiguo a Terminal<text:s/></text:span><text:span text:style-name="T31">Coopetraca R.L.</text:span><text:span text:style-name="T32"><text:s/></text:span></text:p>
      <text:p text:style-name="P33"><text:span text:style-name="T34">DE OTRA<text:s/></text:span><text:span text:style-name="T35">PARTE, Anthony Paguaga</text:span><text:span text:style-name="T36"><text:s/>ma</text:span><text:span text:style-name="T37">yo</text:span><text:span text:style-name="T38">r de edad, con número de cédula 7-227-340<text:s/></text:span><text:span text:style-name="T39">y en nombre y re</text:span><text:span text:style-name="T40">presentación de la mercantil SystemSolutions</text:span><text:span text:style-name="T41">,<text:s/></text:span><text:span text:style-name="T42">en adelante, el “</text:span><text:span text:style-name="T43">PROVEEDOR</text:span><text:span text:style-name="T44">”, domiciliada en</text:span><text:span text:style-name="T45"><text:s/></text:span>Guápiles, frente al Más<text:s/>x Menos, contiguo al Mega Super.</text:p>
      <text:p text:style-name="P46"><text:span text:style-name="T47">El CLIENTE</text:span><text:span text:style-name="T48"><text:s/>y el PROVEEDOR</text:span><text:span text:style-name="T49">,</text:span><text:span text:style-name="T50"><text:s/>en adelante, podrán ser denominadas, individualmente, “</text:span><text:span text:style-name="T51">la Parte</text:span><text:span text:style-name="T52">” y, conjuntamente, “</text:span><text:span text:style-name="T53">las Partes</text:span><text:span text:style-name="T54">”, reconociéndose mutuamente capacidad jurídica y de obrar suficiente para la celeb</text:span><text:span text:style-name="T55">ración del presente Contrato</text:span></text:p>
      <text:p text:style-name="P56"/>
      <text:p text:style-name="P57">EXPONEN</text:p>
      <text:p text:style-name="P58"/>
      <text:p text:style-name="P59"><text:span text:style-name="T60">PRIMERO</text:span><text:span text:style-name="T61">: Que<text:s/></text:span><text:span text:style-name="T62">el CLIENTE</text:span><text:span text:style-name="T63"><text:s/>está interesad</text:span><text:span text:style-name="T64">o</text:span><text:span text:style-name="T65"><text:s/>en la contratación de los servicios de</text:span><text:span text:style-name="T66">:</text:span><text:span text:style-name="T67"><text:s/></text:span></text:p>
      <text:list text:style-name="LFO4" text:continue-numbering="true">
        <text:list-item>
          <text:p text:style-name="P68"><text:span text:style-name="T69">L</text:span><text:span text:style-name="T70">a creación de un sistema</text:span><text:span text:style-name="T71"><text:s/>Web<text:s/></text:span><text:span text:style-name="T72">a través de determinados desarrollos informáticos<text:s/></text:span><text:span text:style-name="T73">y la elaboración de</text:span><text:span text:style-name="T74"><text:s/>una estrategia que<text:s/></text:span><text:span text:style-name="T75">permita mantener una administración y control de todas sus sedes.</text:span></text:p>
        </text:list-item>
        <text:list-item>
          <text:p text:style-name="P76"><text:span text:style-name="T77"><text:s/></text:span><text:span text:style-name="T78">Para dicho sistema, se añade el servicio de almacenamiento en la nube para mantener tanto base de datos como el aplicativo en la misma, brindando acceso las 24 horas.<text:s/></text:span></text:p>
        </text:list-item>
      </text:list>
      <text:p text:style-name="P79"><text:span text:style-name="T80">El CLIENTE está interesado en contratar dichos servicios<text:s/></text:span><text:span text:style-name="T81">para cubrir sus actividades, mejorar la seguridad de almacenamiento, control total de todas sus sucursales, análisis de ventas</text:span><text:span text:style-name="T82">,</text:span><text:span text:style-name="T83"><text:s/>todo esto implementado en sistema web, innovando su funcionalidad interna.</text:span></text:p>
      <text:soft-page-break/>
      <text:p text:style-name="P84"><text:span text:style-name="T85">SEGUNDO</text:span><text:span text:style-name="T86">: Que el PROVEEDOR es una empresa especializada en la prestación de servicios de<text:s/></text:span><text:span text:style-name="T87">desar</text:span><text:span text:style-name="T88">rollo de proyectos de<text:s/></text:span><text:span text:style-name="T89">software y comunicaciones dentro del campo de la informática</text:span><text:span text:style-name="T90">. Los servicios que se contratan son los siguientes:</text:span></text:p>
      <text:list text:style-name="LFO10" text:continue-numbering="true">
        <text:list-item>
          <text:p text:style-name="P91"><text:span text:style-name="T92">M</text:span><text:span text:style-name="T93">antenimiento por dos años</text:span><text:span text:style-name="T94"><text:s/>(</text:span><text:span text:style-name="T95">Acceso y administración a través de una red).</text:span></text:p>
        </text:list-item>
        <text:list-item>
          <text:p text:style-name="P96"><text:span text:style-name="T97">O</text:span><text:span text:style-name="T98">peración diaria y del soporte del software usado por el cliente</text:span><text:span text:style-name="T99">.</text:span></text:p>
        </text:list-item>
        <text:list-item>
          <text:p text:style-name="P100">Desarrollo de sistema web.</text:p>
        </text:list-item>
        <text:list-item>
          <text:p text:style-name="P101">Almacenamiento en la nube.</text:p>
        </text:list-item>
      </text:list>
      <text:p text:style-name="P102"/>
      <text:p text:style-name="P103"><text:span text:style-name="T104">TERCERO</text:span><text:span text:style-name="T105">: Que las Partes están interesadas en celebrar un contrato de<text:s/></text:span><text:span text:style-name="T106">DESARROLLO DE SISTEMA</text:span><text:span text:style-name="T107"><text:s/>WEB<text:s/></text:span><text:span text:style-name="T108">en virtud del cual el PROVEEDOR preste</text:span><text:span text:style-name="T109"><text:s/>al CLIENTE</text:span><text:span text:style-name="T110"><text:s/>los servicios de</text:span><text:span text:style-name="T111">:</text:span></text:p>
      <text:p text:style-name="P112"><text:span text:style-name="T113">a) L</text:span><text:span text:style-name="T114">a creación de un sistema</text:span><text:span text:style-name="T115"><text:s/>Web<text:s/></text:span><text:span text:style-name="T116">a través de determinados desarrollos informáticos<text:s/></text:span><text:span text:style-name="T117">y la elaboración de</text:span><text:span text:style-name="T118"><text:s/>una estrategia que le permita al usuario final la automatización de tareas<text:s/></text:span><text:span text:style-name="T119">locales<text:s/></text:span><text:span text:style-name="T120">y al</text:span><text:span text:style-name="T121"><text:s/>administrador del mismo tener una visión de todas las sucursales que monitoree.</text:span><text:span text:style-name="T122"><text:s/></text:span></text:p>
      <text:p text:style-name="P123">b) Servicios adicionales de<text:s/>Almacenamiento en la nube<text:s/>que compre el alojamiento de base de datos y aplicativo. Además, una garantía de<text:s/>soporte de 2 AÑOS.</text:p>
      <text:p text:style-name="P124"><text:span text:style-name="T125">Que las Partes reunidas</text:span><text:span text:style-name="T126"><text:s/>en la sede social del CLIENTE</text:span><text:span text:style-name="T127">, acuerdan celebrar el<text:s/></text:span><text:span text:style-name="T128">presente c</text:span><text:span text:style-name="T129">ontrato de</text:span><text:span text:style-name="T130"><text:s/>DESARROLLO DEL SISTEMA</text:span><text:span text:style-name="T131"><text:s/>WEB,<text:s/></text:span><text:span text:style-name="T132">en adelante,<text:s/></text:span><text:span text:style-name="T133">el<text:s/></text:span><text:span text:style-name="T134">“</text:span><text:span text:style-name="T135">Contrato</text:span><text:span text:style-name="T136">”</text:span><text:span text:style-name="T137">,</text:span><text:span text:style-name="T138"><text:s/>de acuerdo con las siguientes<text:s/></text:span></text:p>
      <text:p text:style-name="P139"/>
      <text:p text:style-name="P140">CLÁUSULAS</text:p>
      <text:p text:style-name="P141"/>
      <text:p text:style-name="P142"><text:span text:style-name="T143"><text:tab/></text:span><text:span text:style-name="T144">PRIMERA. -</text:span><text:span text:style-name="T145"><text:s/>OBJETO<text:s/></text:span></text:p>
      <text:p text:style-name="Normal"><text:span text:style-name="T146"><text:tab/></text:span><text:span text:style-name="T147">En virtud del<text:s/></text:span><text:span text:style-name="T148">Contrato el</text:span><text:span text:style-name="T149"><text:s/>PROVEEDOR se<text:s/></text:span><text:span text:style-name="T150">obliga a realizar al CLIENTE</text:span><text:span text:style-name="T151"><text:s/></text:span><text:span text:style-name="T152">L</text:span><text:span text:style-name="T153">a creación de un sistema<text:s/></text:span><text:span text:style-name="T154">Web</text:span><text:span text:style-name="T155">, que quedará ubicada en l</text:span><text:span text:style-name="T156">a dirección electrónica “www.</text:span><text:s/><text:span text:style-name="T157">proyects.hol.es</text:span><text:span text:style-name="T158">/tostador</text:span><text:span text:style-name="T159">”.</text:span><text:span text:style-name="T160"><text:s/></text:span><text:span text:style-name="T161">A través de determinados desarrollos informáticos<text:s/></text:span><text:span text:style-name="T162">y la elaboración de</text:span><text:span text:style-name="T163"><text:s/>una estrategia que defina la presencia del CLIENTE en Internet</text:span><text:span text:style-name="T164">.</text:span><text:span text:style-name="T165"><text:s/></text:span></text:p>
      <text:p text:style-name="Normal"><text:span text:style-name="T166">E</text:span><text:span text:style-name="T167">n adelante, “</text:span><text:span text:style-name="T168">los Servicios</text:span><text:span text:style-name="T169">”</text:span><text:span text:style-name="T170">,<text:s/></text:span><text:span text:style-name="T171">en los términos y condiciones previstos en el Contrato</text:span><text:span text:style-name="T172"><text:s/></text:span><text:span text:style-name="T173">y en todos sus Anexos</text:span><text:span text:style-name="T174">.</text:span></text:p>
      <text:p text:style-name="P175">SEGUNDA. -<text:s/>TÉRMINOS Y CONDICIONES GENERALES Y ESPECÍFICOS DE PRESTACIÓN DE LOS SERVICIOS</text:p>
      <text:list text:style-name="LFO2" text:continue-numbering="true">
        <text:list-item>
          <text:list>
            <text:list-item>
              <text:p text:style-name="P176">Los Servicios se prestarán en los siguientes términos y condiciones generales:</text:p>
              <text:soft-page-break/>
              <text:list text:continue-numbering="true">
                <text:list-item>
                  <text:p text:style-name="P177">El PROVEEDOR responderá de la calidad del trabajo desarrollado con la diligencia exigible a una empresa experta en la realización de los trabajos objeto del Contrato.</text:p>
                </text:list-item>
                <text:list-item>
                  <text:p text:style-name="P178">El PROVEEDOR se obliga a gestionar y obtener, a su cargo, todas las licencias, permisos y autorizaciones administrativas que pudieren ser necesarias para la realización de los Servicios.<text:s/></text:p>
                </text:list-item>
                <text:list-item>
                  <text:p text:style-name="P179">El PROVEEDOR se hará cargo de la totalidad de los tributos, cualquiera que sea su naturaleza y carácter, que se devenguen como consecuencia del Contrato, así como cualesquiera operaciones físicas y jurídicas que conlleve, salvo el Impuesto sobre el Valor Añadido (IVA) o su equivalente, que el PROVEEDOR repercutirá al CLIENTE.</text:p>
                </text:list-item>
                <text:list-item>
                  <text:p text:style-name="P180">El PROVEEDOR guardará confidencialidad sobre la información que le facilite<text:s/>el CLIENTE<text:s/>en o para la ejecución del Contrato o que por su propia naturaleza deba ser tratada como tal. Se excluye de la categoría de información confidencial toda aquella información que sea divulgada por<text:s/>el CLIENTE, aquella que haya de ser revelada de acuerdo con las leyes o con una resolución judicial o acto de autoridad competente.<text:s/>Este deber se mantendrá durante un plazo de tres años a contar desde la finalización del servicio.</text:p>
                </text:list-item>
                <text:list-item>
                  <text:p text:style-name="P181"><text:span text:style-name="T182">En el caso de que la prestación de los Servicios suponga la necesidad de acceder a datos de carácter persona</text:span><text:span text:style-name="T183">l</text:span><text:span text:style-name="T184">, el</text:span><text:span text:style-name="T185"><text:s/>PROVEEDOR, como encargado del tratamiento, queda o</text:span><text:span text:style-name="T186">bligado al cumplimiento de la<text:s/></text:span>Ley n.º 8968<text:span text:style-name="T187">,<text:s/></text:span>publicada en La Gaceta n.º 170 de 05 de setiembre de 2011<text:span text:style-name="T188">, de<text:s/></text:span>PROTECCIÓN DE LA PERSONA FRENTE AL TRATAMIENTO DE SUS DATOS PERSONALES<text:s/><text:span text:style-name="T189">y demás normativa aplicable.<text:s/></text:span></text:p>
                </text:list-item>
              </text:list>
            </text:list-item>
          </text:list>
        </text:list-item>
      </text:list>
      <text:p text:style-name="P190">El PROVEEDOR responderá, por tanto,<text:s/>de las infracciones en que pudiera incurrir en el caso de que destine los datos personales a otra finalidad, los comunique a un tercero, o en general, los utilice de forma irregular, así como cuando no adopte las medidas correspondientes para el almacenamiento y custodia de los mismos. A tal efecto, se obliga a indemnizar al CLIENTE, por cualesquiera daños y perjuicios que sufra directamente, o por toda reclamación, acción o procedimiento, que traiga su causa de un incumplimiento o cumplimiento defectuoso por parte del PROVEEDOR de lo dispuesto tanto en el Contrato como lo dispuesto en la normativa reguladora de la protección de datos de carácter personal.</text:p>
      <text:p text:style-name="P191">A los efectos del artículo 12 de la Ley 15/1999, el PROVEEDOR únicamente tratará los datos de carácter personal a los que tenga acceso<text:s/>conforme a las instrucciones del CLIENTE<text:s/>y no los aplicará o utilizará con un fin distinto al objeto del Contrato, ni los comunicará, ni siquiera para su conservación, a otras personas. En el caso de que el PROVEEDOR destine los datos a otra finalidad, los comunique o los utilice incumpliendo las estipulaciones del Contrato, será considerado también<text:s/><text:soft-page-break/>responsable del tratamiento, respondiendo de las infracciones en que hubiera incurrido personalmente.<text:s/></text:p>
      <text:p text:style-name="P192"><text:span text:style-name="T193">El PROVEEDOR deberá adoptar las medidas de índole técnica y organizativas necesarias que garanticen la seguridad de los datos de carácter personal y eviten su alteración, pérdida, tratamiento o acceso no autorizado, habida cuenta del estado de la tecnología, la naturaleza de los datos almacenados y los riesgos a que están expuestos, ya provengan de la acción humana o del medio físico o natural. A estos efectos el PROVEEDOR deberá aplicar los niveles de seguridad que se establecen en<text:s/></text:span>Capítulo VI De la Inscripción del Registro de Bases de Datos y Ficheros ante la Agencia<text:s/>según el REGLAMENTO A LA LEY DE PROTECCIÓN DE LA PERSONA FRENTE AL TRATAMIENTO DE SUS DATOS PERSONALES, Decreto Ejecutivo n.º 37554-JP, publicado en el Alcance Digital n.° 42 a La Gaceta n.° 45 de 05 de marzo de 2013, todo esto de<text:s/><text:span text:style-name="T194">acuerdo a la naturaleza de los datos que<text:s/></text:span><text:span text:style-name="T195">manipule</text:span><text:span text:style-name="T196">.</text:span></text:p>
      <text:list text:style-name="LFO2" text:continue-numbering="true">
        <text:list-item>
          <text:list>
            <text:list-item>
              <text:list>
                <text:list-item>
                  <text:p text:style-name="P197">El PROVEEDOR responderá de la corrección y precisión<text:s/>de los documentos que aporte al CLIENTE<text:s/>en ejecución del Contrato y avisará sin dilación al CLIENTE<text:s/>cuando detecte un error para que pueda adoptar las medidas y acciones correctoras que estime oportunas.</text:p>
                </text:list-item>
                <text:list-item>
                  <text:p text:style-name="P198">El PROVEEDOR responderá de los daños y perjuicios que se deriven para<text:s/>el CLIENTE<text:s/>y de las reclamaciones que pueda realizar un<text:s/>tercero, y que tengan su causa<text:s/>directa en errores del PROVEEDOR, o de su personal, en la ejecución del Contrato o que deriven de la falta de diligencia referida anteriormente.</text:p>
                </text:list-item>
                <text:list-item>
                  <text:p text:style-name="P199"><text:span text:style-name="T200">Las obligaciones establecidas para<text:s/></text:span><text:span text:style-name="T201">el<text:s/></text:span><text:span text:style-name="T202">PROVEEDOR</text:span><text:span text:style-name="T203"><text:s/>por la presente cláusula serán también de obligado cumplimiento para sus posibles empleados, colaboradores, tanto externos como internos, y subcontratistas, por lo que<text:s/></text:span><text:span text:style-name="T204">el PROVEEDOR</text:span><text:span text:style-name="T205"><text:s/>responderá frente al CLIENTE si tales obligaciones son incumplidas por tales empleados</text:span><text:span text:style-name="T206">.</text:span></text:p>
                </text:list-item>
              </text:list>
            </text:list-item>
            <text:list-item>
              <text:p text:style-name="P207"><text:s text:c="5"/>El PROVEEDOR prestará los<text:s/>Servicios en los siguientes términos y condiciones<text:s/>específicos:<text:s/></text:p>
            </text:list-item>
          </text:list>
        </text:list-item>
      </text:list>
      <text:list text:style-name="LFO7" text:continue-numbering="true">
        <text:list-item>
          <text:p text:style-name="P208">Elaboración y entrega de un sistema<text:s/>web para el CLIENTE siguiendo las condiciones técnicas de la propuesta o proyecto. Y la cesión al CLIENTE<text:s/>de los derechos de explotación de propiedad intelectual que se deriven del proyecto y de todos sus elementos creativos.</text:p>
        </text:list-item>
        <text:list-item>
          <text:p text:style-name="P209">Servicios:</text:p>
        </text:list-item>
      </text:list>
      <text:list text:style-name="LFO12" text:continue-numbering="true">
        <text:list-item>
          <text:p text:style-name="P210"><text:span text:style-name="T211">M</text:span><text:span text:style-name="T212">antenimiento por dos años (</text:span><text:span text:style-name="T213">Acceso y administración a través de una red).</text:span></text:p>
        </text:list-item>
        <text:list-item>
          <text:p text:style-name="P214"><text:span text:style-name="T215">O</text:span><text:span text:style-name="T216">peración diaria y del soporte del software usado por el cliente</text:span><text:span text:style-name="T217">.</text:span></text:p>
        </text:list-item>
        <text:list-item>
          <text:p text:style-name="P218">Desarrollo de sistema web.</text:p>
        </text:list-item>
        <text:list-item>
          <text:p text:style-name="P219"><text:span text:style-name="T220">Almacenamiento en la nube.</text:span><text:span text:style-name="T221"><text:s/></text:span></text:p>
        </text:list-item>
      </text:list>
      <text:p text:style-name="P222"/>
      <text:list text:style-name="LFO6" text:continue-numbering="true">
        <text:list-item>
          <text:list>
            <text:list-item>
              <text:list>
                <text:list-item>
                  <text:p text:style-name="P223"><text:span text:style-name="T224"><text:s/></text:span><text:span text:style-name="T225">El CLIENTE, que es quien mejor conoce sus necesidades, se obliga a p</text:span><text:span text:style-name="T226">restar<text:s/></text:span><text:span text:style-name="T227">su colaboración activa al PROVEEDOR para el desarrollo y corrección del sistema contratado en todas sus fases, para llevar a buen término el proyecto.</text:span></text:p>
                </text:list-item>
                <text:list-item>
                  <text:p text:style-name="P228"><text:span text:style-name="T229"><text:s/></text:span><text:span text:style-name="T230">Las características del proyecto, sus funciones y especificaciones técnicas se establecerán detalladamente</text:span><text:span text:style-name="T231"><text:s/>en una carpeta facilitada por el proveedor llamada Doc-SW que contiene los documentos que detallan dichas funcionalidades.<text:s/></text:span><text:span text:style-name="T232">Las informaciones y contenido de</text:span><text:span text:style-name="T233">berán presentarse en formato<text:s/></text:span><text:span text:style-name="T234">docx</text:span><text:span text:style-name="T235"><text:s/>u odt</text:span><text:span text:style-name="T236">.<text:s/></text:span><text:span text:style-name="T237"><text:tab/><text:s text:c="17"/></text:span><text:span text:style-name="T238">Programar los “módulos</text:span><text:span text:style-name="T239">” y “scripts” según las reglas establecidas. La concepción visual del sitio y la integración de los elementos gráficos utilizando un formato<text:s/></text:span><text:span text:style-name="T240">de imágenes vectorizadas con el fin de reducir costos de almacenamiento.</text:span></text:p>
                </text:list-item>
                <text:list-item>
                  <text:p text:style-name="P241">El PROVEEDOR se compromete a obtener legítimamente las licencias y derechos sobre cualquier elemento que se inserte en la web del CLIENTE.</text:p>
                </text:list-item>
                <text:list-item>
                  <text:p text:style-name="P242">El PROVEEDOR responderá de la autoría y originalidad del proyecto y del ejercicio pacífico de los derechos que cede al CLIENTE mediante el presente contrato.<text:s/></text:p>
                </text:list-item>
                <text:list-item>
                  <text:p text:style-name="P243">El PROVEEDOR será el único responsable de la contratación de colaboraciones y de la relación con éstas, si las necesita para la elaboración y desarrollo de determinados contenidos. Y obtendrá por su cuenta todos los<text:s/>permisos y licencias necesarias para la elaboración de los contenidos.</text:p>
                </text:list-item>
                <text:list-item>
                  <text:p text:style-name="P244">El PROVEEDOR se compromete a realizar entregas parciales del proyecto según se fija en la cláusula 4ª de este contrato.<text:s/></text:p>
                </text:list-item>
                <text:list-item>
                  <text:p text:style-name="P245">Si durante la realización del proyecto, cualquiera de las partes considerara introducir modificaciones en el proyecto, deberá notificarlo por escrito a la otra parte. El acuerdo de modificación se realizará por escrito, con todas las especificaciones técnicas y los nuevos plazos. El documento quedará unido al presente contrato.</text:p>
                </text:list-item>
                <text:list-item>
                  <text:p text:style-name="P246">Realizada la entrega del proyecto, el PROVEEDOR realizará las comprobaciones necesarias para verificar el buen funcionamiento de la página web. Dichas pruebas deberán determinar la calidad, operatividad y desarrollo de la web conforme el proyecto. El CLIENTE no podrá negarse u obstaculizar la realización de las comprobaciones.<text:s/></text:p>
                </text:list-item>
                <text:list-item>
                  <text:p text:style-name="P247">Entregada la versión definitiva, tras la comprobación, el CLIENTE tiene un plazo de<text:s/>3 meses<text:s/>para efectuar las reclamaciones y observaciones que considere para el<text:s/><text:soft-page-break/>buen funcionamiento de la página web. El CLIENTE colaborará con el PROVEEDOR en el proceso de corrección o de reparación.<text:s/></text:p>
                </text:list-item>
                <text:list-item>
                  <text:p text:style-name="P248">Notificado por el CLIENTE un fallo al PROVEEDOR o la web no supere el nivel mínimo de calidad exigido, el PROVEEDOR procederá a realizar las correcciones necesarias para llegar a la calidad exigida y el buen funcionamiento de la web, en el plazo señalado en la cláusula 6.4 de este contrato.</text:p>
                </text:list-item>
                <text:list-item>
                  <text:p text:style-name="P249">Junto con la entrega definitiva el PROVEEDOR<text:s/>entregará al CLIENTE los códigos y programas fuente de las aplicaciones desarrolladas para el CLIENTE, y toda la documentación técnica utilizada. El PROVEEDOR destruirá la información confidencial aportada por el cliente para facilitar o posibilitar la realización del proyecto.</text:p>
                </text:list-item>
                <text:list-item>
                  <text:p text:style-name="P250">Transcurrido el plazo sin objeciones, el PROVEEDOR y el CLIENTE firmarán un documento de aceptación definitiva del sistema<text:s/>web. Dicho documento quedará unido al presente contrato.</text:p>
                </text:list-item>
                <text:list-item>
                  <text:p text:style-name="P251"><text:span text:style-name="T252">Aceptada la página web, la<text:s/></text:span><text:span text:style-name="T253">misma tendrá una garantía de 24 meses</text:span><text:span text:style-name="T254">,<text:s/></text:span><text:span text:style-name="T255">d</text:span><text:span text:style-name="T256">esde su aceptación.</text:span></text:p>
                </text:list-item>
                <text:list-item>
                  <text:p text:style-name="P257"><text:s/>El PROVEEDOR ejecutará el Contrato realizando de manera competente y profesional los Servicios, cumpliendo los niveles de calidad exigidos y<text:s/>realizará el proyecto completo.<text:s/></text:p>
                </text:list-item>
              </text:list>
            </text:list-item>
          </text:list>
        </text:list-item>
      </text:list>
      <text:p text:style-name="P258"/>
      <text:p text:style-name="P259">TERCERA. -<text:s/>POLÍTICA DE USO</text:p>
      <text:list text:style-name="LFO5" text:continue-numbering="true">
        <text:list-item>
          <text:list>
            <text:list-item>
              <text:p text:style-name="P260">El<text:s/>CLIENTE es<text:s/>el único responsable de determinar si los servicios que constituyen el objeto de este Contrato se ajustan a sus necesidades, por lo que el PROVEEDOR no garantiza que el servicio de desarrollo del sistema<text:s/>web prestado se ajuste a las necesidades específicas del CLIENTE.</text:p>
            </text:list-item>
            <text:list-item>
              <text:p text:style-name="P261">El CLIENTE se obliga a hacer constar de forma clara, visible y accesible desde sus contenidos, sus datos identificativos y como único responsable de los contenidos, poniendo un aviso en sus contenidos de la Política de uso.</text:p>
            </text:list-item>
          </text:list>
        </text:list-item>
      </text:list>
      <text:p text:style-name="P262"/>
      <text:p text:style-name="P263"/>
      <text:p text:style-name="P264">CUARTA. -<text:s/>PRECIO Y<text:s/>FACTURACIÓN. -<text:s/></text:p>
      <text:list text:style-name="LFO8" text:continue-numbering="true">
        <text:list-item>
          <text:list>
            <text:list-item>
              <text:p text:style-name="P265">El precio del Contrato es de<text:s/>IVA<text:s/>excluido.</text:p>
            </text:list-item>
          </text:list>
        </text:list-item>
      </text:list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soft-page-break/>
            <text:p text:style-name="P271">Nombre del servicio</text:p>
          </table:table-cell>
          <table:table-cell table:style-name="TableCell272">
            <text:p text:style-name="P273">Costo</text:p>
          </table:table-cell>
        </table:table-row>
        <table:table-row table:style-name="TableRow274">
          <table:table-cell table:style-name="TableCell275">
            <text:p text:style-name="P276">Planificación y requisitos</text:p>
          </table:table-cell>
          <table:table-cell table:style-name="TableCell277">
            <text:p text:style-name="P278">500 000</text:p>
          </table:table-cell>
        </table:table-row>
        <table:table-row table:style-name="TableRow279">
          <table:table-cell table:style-name="TableCell280">
            <text:p text:style-name="P281">Diseño del producto</text:p>
          </table:table-cell>
          <table:table-cell table:style-name="TableCell282">
            <text:p text:style-name="P283">500 000</text:p>
          </table:table-cell>
        </table:table-row>
        <table:table-row table:style-name="TableRow284">
          <table:table-cell table:style-name="TableCell285">
            <text:p text:style-name="P286">Desarrollo del software</text:p>
          </table:table-cell>
          <table:table-cell table:style-name="TableCell287">
            <text:p text:style-name="P288">5 000 000</text:p>
          </table:table-cell>
        </table:table-row>
        <table:table-row table:style-name="TableRow289">
          <table:table-cell table:style-name="TableCell290">
            <text:p text:style-name="P291">Almacenamiento en la nube<text:s/>(anual)</text:p>
          </table:table-cell>
          <table:table-cell table:style-name="TableCell292">
            <text:p text:style-name="P293">120 000</text:p>
          </table:table-cell>
        </table:table-row>
        <table:table-row table:style-name="TableRow294">
          <table:table-cell table:style-name="TableCell295">
            <text:p text:style-name="P296">Garantía de 2 años</text:p>
          </table:table-cell>
          <table:table-cell table:style-name="TableCell297">
            <text:p text:style-name="P298">1 400 000</text:p>
          </table:table-cell>
        </table:table-row>
        <table:table-row table:style-name="TableRow299">
          <table:table-cell table:style-name="TableCell300">
            <text:p text:style-name="P301">Total</text:p>
          </table:table-cell>
          <table:table-cell table:style-name="TableCell302">
            <text:p text:style-name="P303"><text:span text:style-name="T304"><draw:frame draw:z-index="251659264" draw:style-name="a2" draw:name="Picture 2" text:anchor-type="paragraph" svg:x="0.23264in" svg:y="0.03125in" svg:width="0.10417in" svg:height="0.15625in" style:rel-width="scale" style:rel-height="scale"><draw:image xlink:href="media/image2.png" xlink:type="simple" xlink:show="embed" xlink:actuate="onLoad"/><svg:title/><svg:desc>C:\Users\Personal User.PaguaSoft\Pictures\Imagenes\moneda_colon.png</svg:desc></draw:frame></text:span><text:span text:style-name="T305">7 520 000</text:span></text:p>
          </table:table-cell>
        </table:table-row>
      </table:table>
      <text:p text:style-name="P306"><text:s/></text:p>
      <text:list text:style-name="LFO8" text:continue-numbering="true">
        <text:list-item>
          <text:list>
            <text:list-item>
              <text:p text:style-name="P307">El pago de las facturas se realizará, tras la aceptación de los trabajos por<text:s/>el CLIENTE, mediante transferencia bancaria a los 30 días de la fecha de recepción de la factura a la siguiente cuenta corriente titularidad del PROVEEDOR: 1-00012232-3454346.</text:p>
            </text:list-item>
          </text:list>
        </text:list-item>
      </text:list>
      <text:p text:style-name="P308"/>
      <text:p text:style-name="P309">QUINTA. -<text:s/>DURACIÓN DEL<text:s/>CONTRATO</text:p>
      <text:p text:style-name="Normal"><text:span text:style-name="T310">El plazo de duración del presente Contrato es de<text:s/></text:span><text:span text:style-name="T311">1 año</text:span><text:span text:style-name="T312"><text:s/>a partir de la fecha referida en el encabezamiento del Contrato.<text:s/></text:span><text:span text:style-name="T313">Las entregas parciales se realizarán conforme el pro</text:span><text:span text:style-name="T314">yecto en los plazos definidos en el documento bitácora-Proyecto-Tostador.odt.</text:span></text:p>
      <text:p text:style-name="Normal"><text:span text:style-name="T315">El Contrato se renovará automáticamente por períodos sucesivos de un (1) año, a no ser que alguna de las partes lo resuelva, en cualquier momento de su vigencia, mediante notificación por escrito que garantice confirmación de recepción, con una antelación no inferior a un (1) mes.<text:s/></text:span><text:span text:style-name="T316"><text:s text:c="3"/></text:span></text:p>
      <text:p text:style-name="P317"/>
      <text:p text:style-name="P318"/>
      <text:p text:style-name="P319"/>
      <text:p text:style-name="P320"/>
      <text:p text:style-name="P321">SEXTA. -<text:s/>ACUERDO DE NIVEL<text:s/>DE SERVICIO</text:p>
      <text:p text:style-name="P322">6.1<text:s/>Todos los Servicios prestados por el PROVEEDOR se realizarán por personal<text:s/>especializado en cada materia.</text:p>
      <text:soft-page-break/>
      <text:p text:style-name="P323">6.2 <text:s text:c="2"/>El personal del PROVEEDOR acudirá previsto de todo el material necesario, adecuado y actualizado, para prestar los Servicios.</text:p>
      <text:p text:style-name="P324">6.3 El PROVEEDOR deberá cumplir los plazos de entrega que se acuerden con el CLIENTE. Se considerará un incumplimiento de los plazos<text:s/>cuando se<text:s/>y en ese caso el CLIENTE podrá exigir al PROVEEDOR el pago de los daños y perjuicios que corresponda. <text:s/></text:p>
      <text:p text:style-name="P325">6.4 <text:s text:c="2"/>Las averías o el mal funcionamiento de los Servicios se comunicarán al PROVEEDOR en su domicilio a través de llamada telefónica o envío de fax.<text:s/></text:p>
      <text:p text:style-name="P326">6.5 <text:s text:c="3"/>Los problemas se resolverán según la gravedad de la incidencia.</text:p>
      <text:p text:style-name="P327"><text:span text:style-name="T328">a</text:span><text:span text:style-name="T329">)<text:s/></text:span><text:span text:style-name="T330">Se entiende por incidencia crítica: las incidencias que, en el marco de la</text:span><text:span text:style-name="T331"><text:s/>prestación de los Servicio</text:span><text:span text:style-name="T332">s, afectan significativamente al CLIENTE</text:span><text:span text:style-name="T333"><text:s/>ejemplo: caída del servidor de aplicación o de base de datos</text:span><text:span text:style-name="T334">.</text:span><text:span text:style-name="T335"><text:s/></text:span></text:p>
      <text:p text:style-name="P336"><text:span text:style-name="T337"><text:tab/>b)<text:s/></text:span><text:span text:style-name="T338">Se entiende por incidencia grave: las incidencias que, en el marco de la prestación de los Ser</text:span><text:span text:style-name="T339">vicios, afectan moderadamente al CLIENTE</text:span><text:span text:style-name="T340">, ejemplo: Acceso denegados a los usuarios.</text:span><text:span text:style-name="T341"><text:s/></text:span></text:p>
      <text:p text:style-name="P342"><text:span text:style-name="T343"><text:tab/>c)<text:s/></text:span><text:span text:style-name="T344">Se entiende por incidencia leve: las incidencias que</text:span><text:span text:style-name="T345"><text:s/>se limitan a entorpecer</text:span><text:span text:style-name="T346"><text:s/>la prestación de los Servicios, ejemplo: no poder visualizar reportes, funciones no disponibles dentro del aplicativo.</text:span></text:p>
      <text:p text:style-name="P347">La reparación se realizará en los siguientes períodos<text:s/>máximos desde<text:s/>el aviso:</text:p>
      <text:p text:style-name="P348"><text:tab/>a)<text:s/>Incidencia crítica</text:p>
      <text:p text:style-name="P349"><text:tab/>b)<text:s/>Incidencia grave</text:p>
      <text:p text:style-name="P350"><text:tab/>c)<text:s/>Incidencia leve</text:p>
      <text:p text:style-name="P351"/>
      <text:p text:style-name="P352"/>
      <text:p text:style-name="P353"/>
      <text:p text:style-name="P354">SÉPTIMA. -<text:s/>MODIFICACIÓN</text:p>
      <text:p text:style-name="P355">Las Partes podrán modificar el contrato de mutuo acuerdo y por escrito.</text:p>
      <text:p text:style-name="P356"/>
      <text:p text:style-name="P357">OCTAVA. -<text:s/>RESOLUCIÓN</text:p>
      <text:soft-page-break/>
      <text:p text:style-name="P358">Las Partes podrán resolver el Contrato, con derecho a la indemnización de daños y perjuicios causados, en caso de incumplimiento de las obligaciones establecidas en el mismo.</text:p>
      <text:p text:style-name="P359"/>
      <text:p text:style-name="P360">NOVENA. -<text:s/>NOTIFICACIONES</text:p>
      <text:p text:style-name="Normal"><text:span text:style-name="T361"><text:tab/>Las notificaciones que se realicen las Partes deberán realizarse por correo con acuse de recibo<text:s/></text:span><text:span text:style-name="T362">[o cualquier otro medio fehaciente que acuerden las Partes]</text:span><text:span text:style-name="T363"><text:s/>a las siguientes direcciones:</text:span></text:p>
      <text:p text:style-name="P364"><text:tab/>CLIENTE:<text:s/>eltostadorcr@gmail.com</text:p>
      <text:p text:style-name="P365"><text:span text:style-name="T366"><text:tab/></text:span><text:span text:style-name="T367">PROVEEDOR:</text:span><text:span text:style-name="T368"><text:s/>system.solutions@gmail.com</text:span></text:p>
      <text:p text:style-name="Normal"/>
      <text:p text:style-name="Normal"/>
      <text:p text:style-name="Normal"/>
      <text:p text:style-name="P369">Por último, en prueba de conformidad, ambas partes firman el presente documento por duplicado, a un solo efecto</text:p>
      <text:p text:style-name="P370">En Cariari de Guápiles a las _____ del______ de 2016</text:p>
      <text:p text:style-name="P371"/>
      <text:p text:style-name="P372"/>
      <text:p text:style-name="P373"/>
      <text:p text:style-name="P374"/>
      <text:p text:style-name="P375">______________________________<text:tab/><text:tab/><text:tab/><text:tab/>_____________________________</text:p>
      <text:p text:style-name="P376">El Tostador<text:tab/><text:tab/><text:tab/><text:tab/><text:tab/><text:tab/><text:tab/>System Solutions Inc.</text:p>
      <text:p text:style-name="P377"><text:span text:style-name="T378">Karla Granados Umaña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Anthony Paguaga Sánche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G Times" svg:font-family="CG Times" style:font-family-generic="roman" style:font-pitch="variable" svg:panose-1="0 0 0 0 0 0 0 0 0 0"/>
    <style:font-face style:name="Arial" svg:font-family="Arial" style:font-family-generic="swiss" style:font-pitch="variable" svg:panose-1="2 11 6 4 2 2 2 2 2 4"/>
    <style:font-face style:name="Copperplate33bc" svg:font-family="Copperplate33bc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1666in" fo:line-height="120%"/>
      <style:text-properties style:font-name="CG Times" fo:font-size="11pt" style:font-size-asian="11pt" style:rfc-language-tag="es-ES_tradnl" fo:language="es" fo:hyphenate="false"/>
    </style:style>
    <style:style style:name="DefaultParagraphFont" style:display-name="Default Paragraph Font" style:family="text"/>
    <style:style style:name="Estilo1" style:display-name="Estilo1" style:family="paragraph" style:parent-style-name="Normal">
      <style:text-properties style:font-name="Arial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2.9534in"/>
          <style:tab-stop style:type="right" style:position="5.9062in"/>
        </style:tab-stops>
      </style:paragraph-properties>
      <style:text-properties fo:font-size="9pt" style:font-size-asian="9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34in"/>
          <style:tab-stop style:type="right" style:position="5.9062in"/>
        </style:tab-stops>
      </style:paragraph-properties>
      <style:text-properties fo:font-size="8pt" style:font-size-asian="8pt" fo:hyphenate="false"/>
    </style:style>
    <style:style style:name="PageNumber" style:display-name="Page Number" style:family="text" style:parent-style-name="DefaultParagraphFont">
      <style:text-properties style:font-name="CG Times" fo:font-size="11pt" style:font-size-asian="11pt"/>
    </style:style>
    <style:style style:name="Logo" style:display-name="Logo" style:family="paragraph" style:parent-style-name="Header">
      <style:paragraph-properties fo:text-align="center" fo:margin-left="-0.7875in" fo:margin-right="-0.7875in">
        <style:tab-stops>
          <style:tab-stop style:type="center" style:position="3.7409in"/>
          <style:tab-stop style:type="right" style:position="6.6937in"/>
        </style:tab-stops>
      </style:paragraph-properties>
      <style:text-properties style:font-name="Copperplate33bc" fo:font-size="18pt" style:font-size-asian="18pt" fo:hyphenate="false"/>
    </style:style>
    <style:style style:name="ListALPHACAPS1" style:display-name="List ALPHA CAPS 1" style:family="paragraph" style:parent-style-name="Normal" style:list-style-name="LFO1">
      <style:text-properties fo:hyphenate="false"/>
    </style:style>
    <style:style style:name="ListALPHACAPS2" style:display-name="List ALPHA CAPS 2" style:family="paragraph" style:parent-style-name="Normal" style:list-style-name="LFO1">
      <style:text-properties fo:hyphenate="false"/>
    </style:style>
    <style:style style:name="ListALPHACAPS3" style:display-name="List ALPHA CAPS 3" style:family="paragraph" style:parent-style-name="Normal" style:list-style-name="LFO1">
      <style:text-properties fo:hyphenate="false"/>
    </style:style>
    <style:style style:name="apple-converted-space" style:display-name="apple-converted-space" style:family="text"/>
    <style:style style:name="Strong" style:display-name="Strong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a" style:num-letter-sync="true" text:start-numbering-at="document" text:footnotes-position="document"/>
    <text:list-style style:name="LFO1">
      <text:list-level-style-number text:level="1" style:num-prefix="(" style:num-suffix=")" style:num-format="A" style:num-letter-sync="true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 fo:font-size="14pt" style:font-size-asian="14pt" style:font-size-complex="14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fo:font-weight="bold" style:font-weight-asian="bold" fo:font-style="normal" style:font-style-asian="normal" fo:font-size="14pt" style:font-size-asian="14pt" style:font-size-complex="14pt"/>
    </style:style>
    <style:style style:name="WW_CharLFO6LVL3" style:family="text">
      <style:text-properties fo:font-style="normal" style:font-style-asian="normal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a1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prefix="2.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prefix="2.1." style:num-suffix="." style:num-format="1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2" style:num-prefix="2.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text:style-name="WW_CharLFO6LVL3" style:num-prefix="2.2." style:num-suffix="." style:num-format="1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8">
      <text:list-level-style-number text:level="1" style:num-format="1" text:start-value="4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>
        <style:list-level-properties text:space-before="0.5833in" text:min-label-width="0.4166in" text:list-level-position-and-space-mode="label-alignment">
          <style:list-level-label-alignment text:label-followed-by="listtab" fo:margin-left="1in" fo:text-indent="-0.4166in"/>
        </style:list-level-properties>
      </text:list-level-style-number>
      <text:list-level-style-number text:level="3" style:num-format="1" text:display-levels="3">
        <style:list-level-properties text:space-before="1.1666in" text:min-label-width="0.5in" text:list-level-position-and-space-mode="label-alignment">
          <style:list-level-label-alignment text:label-followed-by="listtab" fo:margin-left="1.6666in" fo:text-indent="-0.5in"/>
        </style:list-level-properties>
      </text:list-level-style-number>
      <text:list-level-style-number text:level="4" style:num-format="1" text:display-levels="4">
        <style:list-level-properties text:space-before="1.75in" text:min-label-width="0.5in" text:list-level-position-and-space-mode="label-alignment">
          <style:list-level-label-alignment text:label-followed-by="listtab" fo:margin-left="2.25in" fo:text-indent="-0.5in"/>
        </style:list-level-properties>
      </text:list-level-style-number>
      <text:list-level-style-number text:level="5" style:num-format="1" text:display-levels="5">
        <style:list-level-properties text:space-before="2.3333in" text:min-label-width="0.75in" text:list-level-position-and-space-mode="label-alignment">
          <style:list-level-label-alignment text:label-followed-by="listtab" fo:margin-left="3.0833in" fo:text-indent="-0.75in"/>
        </style:list-level-properties>
      </text:list-level-style-number>
      <text:list-level-style-number text:level="6" style:num-format="1" text:display-levels="6">
        <style:list-level-properties text:space-before="2.9166in" text:min-label-width="0.75in" text:list-level-position-and-space-mode="label-alignment">
          <style:list-level-label-alignment text:label-followed-by="listtab" fo:margin-left="3.6666in" fo:text-indent="-0.75in"/>
        </style:list-level-properties>
      </text:list-level-style-number>
      <text:list-level-style-number text:level="7" style:num-format="1" text:display-levels="7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8" style:num-format="1" text:display-levels="8">
        <style:list-level-properties text:space-before="4.0833in" text:min-label-width="1in" text:list-level-position-and-space-mode="label-alignment">
          <style:list-level-label-alignment text:label-followed-by="listtab" fo:margin-left="5.0833in" fo:text-indent="-1in"/>
        </style:list-level-properties>
      </text:list-level-style-number>
      <text:list-level-style-number text:level="9" style:num-format="1" text:display-levels="9">
        <style:list-level-properties text:space-before="4.6666in" text:min-label-width="1.25in" text:list-level-position-and-space-mode="label-alignment">
          <style:list-level-label-alignment text:label-followed-by="listtab" fo:margin-left="5.9166in" fo:text-indent="-1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5in" fo:margin-left="0.9847in" fo:margin-bottom="0.197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5902in"/>
      </style:footer-style>
    </style:page-layout>
    <style:style style:name="P2" style:parent-style-name="Header" style:family="paragraph">
      <style:paragraph-properties fo:text-align="start"/>
    </style:style>
    <style:style style:name="T3" style:parent-style-name="DefaultParagraphFont" style:family="text">
      <style:text-properties style:font-name="Book Antiqua" fo:font-weight="bold" style:font-weight-asian="bold" fo:font-size="8pt" style:font-size-asian="8pt" style:font-size-complex="8pt" fo:language="es" fo:country="ES"/>
    </style:style>
    <style:style style:name="T4" style:parent-style-name="DefaultParagraphFont" style:family="text">
      <style:text-properties style:font-name="Book Antiqua" fo:font-weight="bold" style:font-weight-asian="bold" fo:font-size="8pt" style:font-size-asian="8pt" style:font-size-complex="8pt" fo:language="es" fo:country="ES"/>
    </style:style>
    <style:style style:name="T5" style:parent-style-name="DefaultParagraphFont" style:family="text">
      <style:text-properties style:font-name="Book Antiqua" fo:font-weight="bold" style:font-weight-asian="bold" fo:font-size="8pt" style:font-size-asian="8pt" style:font-size-complex="8pt" fo:language="es" fo:country="ES"/>
    </style:style>
    <style:style style:name="P6" style:parent-style-name="Footer" style:family="paragraph">
      <style:paragraph-properties fo:text-align="start" fo:margin-right="0.25in"/>
    </style:style>
    <style:style style:name="F7" style:parent-style-name="a1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T8" style:parent-style-name="DefaultParagraphFont" style:family="text">
      <style:text-properties fo:font-size="8.5pt" style:font-size-asian="8.5pt"/>
    </style:style>
    <style:style style:family="graphic" style:name="a0" style:parent-style-name="Graphics">
      <style:graphic-properties fo:border="0.01042in none" fo:background-color="transparent" fo:clip="rect(0.89585in, 0.03125in, 0.90625in, 0.04165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1" text:anchor-type="as-char" svg:x="0in" svg:y="0in" svg:width="2.42708in" svg:height="0.69792in" style:rel-width="scale" style:rel-height="scale"><draw:image xlink:href="media/image1.jpeg" xlink:type="simple" xlink:show="embed" xlink:actuate="onLoad"/><svg:title/><svg:desc>C:\Users\Personal User.PaguaSoft\Pictures\Imagenes\el_tostador.jpg</svg:desc></draw:frame></text:span><text:span text:style-name="T4"><text:tab/></text:span><text:span text:style-name="T5"><text:tab/></text:span></text:p>
      </style:header>
      <style:footer>
        <text:p text:style-name="P6"><draw:frame draw:style-name="F7" text:anchor-type="paragraph" svg:y="0.0006in" draw:z-index="0"><draw:text-box fo:min-height="0in" fo:min-width="0in"><text:p text:style-name="Footer"><text:span text:style-name="PageNumber"><text:page-number text:fixed="false">8</text:page-number></text:span></text:p></draw:text-box></draw:frame><text:span text:style-name="T8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CONTRATO DE DESARROLLO DE PÁGINAWEB</dc:title>
    <dc:description/>
    <dc:subject/>
    <meta:initial-creator>Juan</meta:initial-creator>
    <dc:creator>Personal User</dc:creator>
    <meta:creation-date>2016-09-04T12:41:00Z</meta:creation-date>
    <dc:date>2016-09-04T12:41:00Z</dc:date>
    <meta:template xlink:href="Normal" xlink:type="simple"/>
    <meta:editing-cycles>2</meta:editing-cycles>
    <meta:editing-duration>PT120S</meta:editing-duration>
    <meta:document-statistic meta:page-count="9" meta:paragraph-count="123" meta:word-count="2499" meta:character-count="15901" meta:row-count="287" meta:non-whitespace-character-count="13525"/>
  </office:meta>
</office:document-meta>
</file>